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MapMethodArgumentResolverTests.resolve( MethodParameter parameter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MapMethodArgumentResolverTests.resolveMapArgumentWith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amMapMethodArgumentResolverTests.resolveMultiValueMap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amMapMethodArgumentResolverTests.handle( @ RequestParam Map &lt; ? , ? &gt; param1 , @ RequestParam MultiValueMap &lt; ? , ? &gt; param2 , @ RequestParam ( "name" ) Map &lt; ? , ? &gt; param3 , Map &lt; ? , ? &gt; param4 , @ RequestParam Mono &lt; Map &lt; ? , ? &gt; &gt; paramMo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ParamMap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